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middle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Heading_32_2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Hyperlink" style:data-style-name="N0">
      <style:table-cell-properties fo:border="thin solid #D9D9D9" fo:background-color="transparent"/>
      <style:text-properties fo:color="#305496" style:text-underline-style="solid" style:text-underline-type="single"/>
    </style:style>
    <style:style style:name="ce6" style:family="table-cell" style:parent-style-name="Default" style:data-style-name="N0">
      <style:table-cell-properties fo:border="thin solid #D9D9D9" fo:background-color="#FFFFFF"/>
    </style:style>
    <style:style style:name="ce7" style:family="table-cell" style:parent-style-name="Default" style:data-style-name="N0">
      <style:table-cell-properties fo:border="thin solid #D9D9D9" fo:background-color="transparent"/>
    </style:style>
    <style:style style:name="ce8" style:family="table-cell" style:parent-style-name="Default" style:data-style-name="N0">
      <style:table-cell-properties fo:border="thin solid #D9D9D9" fo:background-color="transparent"/>
      <style:text-properties fo:color="#FF0000"/>
    </style:style>
    <style:style style:name="ce9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19"/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14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/>
    </style:style>
    <style:style style:name="ce31" style:family="table-cell" style:parent-style-name="Default" style:data-style-name="N19">
      <style:table-cell-properties style:vertical-align="automatic" fo:background-color="transparen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0.1861666666667cm" style:use-optimal-column-width="true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5.99016666666667cm" style:use-optimal-column-width="true"/>
    </style:style>
    <style:style style:name="co6" style:family="table-column">
      <style:table-column-properties fo:break-before="auto" style:column-width="7.725833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70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4.08516666666667cm" style:use-optimal-column-width="true"/>
    </style:style>
    <style:style style:name="co11" style:family="table-column">
      <style:table-column-properties fo:break-before="auto" style:column-width="2.13783333333333cm"/>
    </style:style>
    <style:style style:name="co12" style:family="table-column">
      <style:table-column-properties fo:break-before="auto" style:column-width="3.40783333333333cm"/>
    </style:style>
    <style:style style:name="co13" style:family="table-column">
      <style:table-column-properties fo:break-before="auto" style:column-width="3.59833333333333cm" style:use-optimal-column-width="true"/>
    </style:style>
    <style:style style:name="co14" style:family="table-column">
      <style:table-column-properties fo:break-before="auto" style:column-width="1.4605cm"/>
    </style:style>
    <style:style style:name="co15" style:family="table-column">
      <style:table-column-properties fo:break-before="auto" style:column-width="2.286cm" style:use-optimal-column-width="true"/>
    </style:style>
    <style:style style:name="co16" style:family="table-column">
      <style:table-column-properties fo:break-before="auto" style:column-width="2.39183333333333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4.826cm"/>
    </style:style>
    <style:style style:name="co19" style:family="table-column">
      <style:table-column-properties fo:break-before="auto" style:column-width="2.9845cm"/>
    </style:style>
    <style:style style:name="co20" style:family="table-column">
      <style:table-column-properties fo:break-before="auto" style:column-width="1.88383333333333cm"/>
    </style:style>
    <style:style style:name="co21" style:family="table-column">
      <style:table-column-properties fo:break-before="auto" style:column-width="7.747cm"/>
    </style:style>
    <style:style style:name="co22" style:family="table-column">
      <style:table-column-properties fo:break-before="auto" style:column-width="3.53483333333333cm"/>
    </style:style>
    <style:style style:name="co23" style:family="table-column">
      <style:table-column-properties fo:break-before="auto" style:column-width="2.9421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2.8pt" style:use-optimal-row-height="false" fo:break-before="auto"/>
    </style:style>
    <style:style style:name="ro6" style:family="table-row">
      <style:table-row-properties style:row-height="25.8pt" style:use-optimal-row-height="false" fo:break-before="auto"/>
    </style:style>
    <style:style style:name="ro7" style:family="table-row">
      <style:table-row-properties style:row-height="22.2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Monkeypox outbreak technical briefing 3 (8 July 2022) underlying dat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K Health Security Agency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heets in this workbook contain the following data:<text:s/>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<text:a xlink:href="#'Fig1'.A1">Figure 1. Confirmed Monkeypox cases by symptom onset date in England as of 6 July 2022. Dotted line represents reporting delay (between symptom onset and reporting date) of 16 days, based on 90% of cases between 26 June 2022 and 3 July 2022.<text:s/></text:a>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5">
            <text:p><text:a xlink:href="#'Fig2'.A1">Figure 2. Incidence of confirmed monkeypox cases by laboratory result date in England as of 6 July 2022<text:s/>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5">
            <text:p><text:a xlink:href="#'Fig3'.A1">Figure 3. Age and sex distribution of confirmed Monkeypox cases by laboratory result date in England as of 6 July 2022<text:s text:c="2"/>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5">
            <text:p><text:a xlink:href="#'Fig4'.A1">Figure 4. Cases with reported foreign travel within the 21 days prior to symptom onset as of 5 July<text:s/>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5">
            <text:p><text:a xlink:href="#'Fig5'.A1">Figure 5. Supplementary data is not available for this figure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5">
            <text:p><text:a xlink:href="#'Fig6'.A1">Figure 6. Timeline of self-reported attendance at London venues among confirmed cases during their incubation and/or infectious period<text:s text:c="2"/></text:a></text:p>
          </table:table-cell>
          <table:table-cell table:number-columns-repeated="16383" table:style-name="ce7"/>
        </table:table-row>
        <table:table-row table:style-name="ro4">
          <table:table-cell office:value-type="string" table:style-name="ce5">
            <text:p><text:a xlink:href="#'Fig7'.A1">Figure 7. Timeline of self-reported attendance at venues/events outside the United Kingdom, among confirmed cases during their incubation and/or infectious period<text:s text:c="2"/></text:a></text:p>
          </table:table-cell>
          <table:table-cell table:number-columns-repeated="16383" table:style-name="ce8"/>
        </table:table-row>
        <table:table-row table:style-name="ro4">
          <table:table-cell office:value-type="string" table:style-name="ce5">
            <text:p><text:a xlink:href="#'Fig8'.A1">Figure 8. Supplementary data is not available for this figure</text:a></text:p>
          </table:table-cell>
          <table:table-cell table:number-columns-repeated="16383" table:style-name="ce7"/>
        </table:table-row>
        <table:table-row table:style-name="ro4">
          <table:table-cell table:style-name="ce9"/>
          <table:table-cell table:number-columns-repeated="16383" table:style-name="ce7"/>
        </table:table-row>
        <table:table-row table:number-rows-repeated="3" table:style-name="ro4">
          <table:table-cell table:style-name="ce9"/>
          <table:table-cell table:number-columns-repeated="16383" table:style-name="ce10"/>
        </table:table-row>
        <table:table-row table:number-rows-repeated="294" table:style-name="ro4">
          <table:table-cell table:style-name="ce11"/>
          <table:table-cell table:number-columns-repeated="16383"/>
        </table:table-row>
        <table:table-row table:number-rows-repeated="1048267" table:style-name="ro4">
          <table:table-cell table:number-columns-repeated="16384"/>
        </table:table-row>
        <table:named-expressions>
          <table:named-expression table:name="_Hlk66290730" table:expression="of:=[Info.#REF!]" table:base-cell-address="Info.$A$1"/>
          <table:named-expression table:name="_Hlk66340438" table:expression="of:=[Info.#REF!]" table:base-cell-address="Info.$A$1"/>
        </table:named-expressions>
      </table:table>
      <table:table table:name="Fig1" table:style-name="ta1">
        <table:table-column table:style-name="co3" table:default-cell-style-name="ce22"/>
        <table:table-column table:style-name="co4" table:default-cell-style-name="ce1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2">
            <text:p>Figure 1. Confirmed Monkeypox cases by symptom onset date in England as of 6 July 2022. Dotted line represents reporting delay (between symptom onset and reporting date) of 16 days, based on 90% of cases between 26 June 2022 and 3 July 2022</text:p>
          </table:table-cell>
          <table:table-cell table:style-name="ce13"/>
          <table:table-cell table:number-columns-repeated="16382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13"/>
          <table:table-cell table:number-columns-repeated="16382"/>
        </table:table-row>
        <table:table-row table:style-name="ro5">
          <table:table-cell office:value-type="string" table:style-name="ce15">
            <text:p>Date</text:p>
          </table:table-cell>
          <table:table-cell office:value-type="string" table:style-name="ce16">
            <text:p>Number of cases</text:p>
          </table:table-cell>
          <table:table-cell table:number-columns-repeated="16382" table:style-name="ce17"/>
        </table:table-row>
        <table:table-row table:style-name="ro4">
          <table:table-cell office:value-type="date" office:date-value="2022-04-08T00:00:00" table:style-name="ce18">
            <text:p>08/04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09T00:00:00" table:style-name="ce18">
            <text:p>09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0T00:00:00" table:style-name="ce18">
            <text:p>10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1T00:00:00" table:style-name="ce18">
            <text:p>11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2T00:00:00" table:style-name="ce18">
            <text:p>12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3T00:00:00" table:style-name="ce18">
            <text:p>13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4T00:00:00" table:style-name="ce18">
            <text:p>14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5T00:00:00" table:style-name="ce18">
            <text:p>15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6T00:00:00" table:style-name="ce18">
            <text:p>16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7T00:00:00" table:style-name="ce18">
            <text:p>17/04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18T00:00:00" table:style-name="ce18">
            <text:p>18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19T00:00:00" table:style-name="ce18">
            <text:p>19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0T00:00:00" table:style-name="ce18">
            <text:p>20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1T00:00:00" table:style-name="ce18">
            <text:p>21/04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2T00:00:00" table:style-name="ce18">
            <text:p>22/04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3T00:00:00" table:style-name="ce18">
            <text:p>23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18">
            <text:p>24/04/2022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18">
            <text:p>25/04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18">
            <text:p>26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18">
            <text:p>27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18">
            <text:p>28/04/2022</text:p>
          </table:table-cell>
          <table:table-cell office:value-type="float" office:value="0" table:style-name="ce19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18">
            <text:p>29/04/2022</text:p>
          </table:table-cell>
          <table:table-cell office:value-type="float" office:value="3" table:style-name="ce19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18">
            <text:p>30/04/2022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18">
            <text:p>01/05/2022</text:p>
          </table:table-cell>
          <table:table-cell office:value-type="float" office:value="3" table:style-name="ce19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18">
            <text:p>02/05/2022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18">
            <text:p>03/05/2022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18">
            <text:p>04/05/2022</text:p>
          </table:table-cell>
          <table:table-cell office:value-type="float" office:value="3" table:style-name="ce19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18">
            <text:p>05/05/2022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float" office:value="4" table:style-name="ce19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float" office:value="4" table:style-name="ce19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float" office:value="10" table:style-name="ce19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float" office:value="3" table:style-name="ce19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float" office:value="6" table:style-name="ce19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float" office:value="14" table:style-name="ce19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float" office:value="17" table:style-name="ce19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float" office:value="11" table:style-name="ce19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float" office:value="14" table:style-name="ce19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float" office:value="18" table:style-name="ce19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float" office:value="15" table:style-name="ce19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float" office:value="10" table:style-name="ce19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float" office:value="18" table:style-name="ce19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float" office:value="21" table:style-name="ce19">
            <text:p>21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float" office:value="17" table:style-name="ce19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float" office:value="17" table:style-name="ce19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float" office:value="19" table:style-name="ce19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float" office:value="14" table:style-name="ce19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float" office:value="25" table:style-name="ce19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float" office:value="26" table:style-name="ce19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float" office:value="19" table:style-name="ce19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float" office:value="19" table:style-name="ce19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float" office:value="28" table:style-name="ce19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float" office:value="36" table:style-name="ce19">
            <text:p>36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float" office:value="37" table:style-name="ce19">
            <text:p>37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float" office:value="16" table:style-name="ce19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float" office:value="24" table:style-name="ce19">
            <text:p>24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float" office:value="29" table:style-name="ce19">
            <text:p>29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float" office:value="35" table:style-name="ce19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float" office:value="25" table:style-name="ce19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float" office:value="43" table:style-name="ce19">
            <text:p>43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float" office:value="33" table:style-name="ce19">
            <text:p>33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float" office:value="22" table:style-name="ce19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float" office:value="14" table:style-name="ce19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float" office:value="33" table:style-name="ce19">
            <text:p>33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float" office:value="24" table:style-name="ce19">
            <text:p>24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float" office:value="20" table:style-name="ce19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float" office:value="14" table:style-name="ce19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float" office:value="19" table:style-name="ce19">
            <text:p>19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float" office:value="15" table:style-name="ce19">
            <text:p>15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float" office:value="20" table:style-name="ce19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float" office:value="3" table:style-name="ce19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float" office:value="4" table:style-name="ce19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float" office:value="6" table:style-name="ce19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4">
          <table:table-cell office:value-type="string" table:style-name="ce18">
            <text:p>NA</text:p>
          </table:table-cell>
          <table:table-cell office:value-type="float" office:value="486" table:style-name="ce19">
            <text:p>486</text:p>
          </table:table-cell>
          <table:table-cell table:number-columns-repeated="16382"/>
        </table:table-row>
        <table:table-row table:number-rows-repeated="500" table:style-name="ro4">
          <table:table-cell table:style-name="ce20"/>
          <table:table-cell table:style-name="ce21"/>
          <table:table-cell table:number-columns-repeated="16382"/>
        </table:table-row>
        <table:table-row table:number-rows-repeated="1047988" table:style-name="ro4">
          <table:table-cell table:number-columns-repeated="16384"/>
        </table:table-row>
      </table:table>
      <table:table table:name="Fig2" table:style-name="ta2">
        <table:table-column table:style-name="co12" table:default-cell-style-name="ce22"/>
        <table:table-column table:style-name="co13" table:default-cell-style-name="ce25"/>
        <table:table-column table:style-name="co7" table:number-columns-repeated="16382" table:default-cell-style-name="ce1"/>
        <table:table-row table:style-name="ro1">
          <table:table-cell office:value-type="string" table:style-name="ce12">
            <text:p>Figure 2. Incidence of confirmed monkeypox cases by laboratory result date in England as of 6 July 2022<text:s/></text:p>
          </table:table-cell>
          <table:table-cell table:style-name="ce23"/>
          <table:table-cell table:number-columns-repeated="7" table:style-name="ce24"/>
          <table:table-cell table:number-columns-repeated="16375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25"/>
          <table:table-cell table:number-columns-repeated="16382" table:style-name="ce1"/>
        </table:table-row>
        <table:table-row table:style-name="ro6">
          <table:table-cell office:value-type="string" table:style-name="ce15">
            <text:p>Reporting date</text:p>
          </table:table-cell>
          <table:table-cell office:value-type="string" table:style-name="ce26">
            <text:p>Number of cases</text:p>
          </table:table-cell>
          <table:table-cell table:number-columns-repeated="16382" table:style-name="ce17"/>
        </table:table-row>
        <table:table-row table:style-name="ro4">
          <table:table-cell office:value-type="date" office:date-value="2022-05-06T00:00:00" table:style-name="ce18">
            <text:p>06/05/2022</text:p>
          </table:table-cell>
          <table:table-cell office:value-type="float" office:value="1" table:style-name="ce27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7T00:00:00" table:style-name="ce18">
            <text:p>07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8T00:00:00" table:style-name="ce18">
            <text:p>08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09T00:00:00" table:style-name="ce18">
            <text:p>09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0T00:00:00" table:style-name="ce18">
            <text:p>10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1T00:00:00" table:style-name="ce18">
            <text:p>11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2T00:00:00" table:style-name="ce18">
            <text:p>12/05/2022</text:p>
          </table:table-cell>
          <table:table-cell office:value-type="float" office:value="2" table:style-name="ce27">
            <text:p>2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3T00:00:00" table:style-name="ce18">
            <text:p>13/05/2022</text:p>
          </table:table-cell>
          <table:table-cell office:value-type="float" office:value="0" table:style-name="ce27">
            <text:p>0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4T00:00:00" table:style-name="ce18">
            <text:p>14/05/2022</text:p>
          </table:table-cell>
          <table:table-cell office:value-type="float" office:value="1" table:style-name="ce27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5T00:00:00" table:style-name="ce18">
            <text:p>15/05/2022</text:p>
          </table:table-cell>
          <table:table-cell office:value-type="float" office:value="1" table:style-name="ce27">
            <text:p>1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6T00:00:00" table:style-name="ce18">
            <text:p>16/05/2022</text:p>
          </table:table-cell>
          <table:table-cell office:value-type="float" office:value="3" table:style-name="ce27">
            <text:p>3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7T00:00:00" table:style-name="ce18">
            <text:p>17/05/2022</text:p>
          </table:table-cell>
          <table:table-cell office:value-type="float" office:value="2" table:style-name="ce27">
            <text:p>2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8T00:00:00" table:style-name="ce18">
            <text:p>18/05/2022</text:p>
          </table:table-cell>
          <table:table-cell office:value-type="float" office:value="5" table:style-name="ce27">
            <text:p>5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2-05-19T00:00:00" table:style-name="ce18">
            <text:p>19/05/202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18">
            <text:p>20/05/2022</text:p>
          </table:table-cell>
          <table:table-cell office:value-type="float" office:value="12" table:style-name="ce27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18">
            <text:p>21/05/2022</text:p>
          </table:table-cell>
          <table:table-cell office:value-type="float" office:value="14" table:style-name="ce27">
            <text:p>1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18">
            <text:p>22/05/2022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18">
            <text:p>23/05/2022</text:p>
          </table:table-cell>
          <table:table-cell office:value-type="float" office:value="16" table:style-name="ce27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18">
            <text:p>24/05/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18">
            <text:p>25/05/2022</text:p>
          </table:table-cell>
          <table:table-cell office:value-type="float" office:value="12" table:style-name="ce27">
            <text:p>12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18">
            <text:p>26/05/2022</text:p>
          </table:table-cell>
          <table:table-cell office:value-type="float" office:value="20" table:style-name="ce27">
            <text:p>20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18">
            <text:p>27/05/2022</text:p>
          </table:table-cell>
          <table:table-cell office:value-type="float" office:value="38" table:style-name="ce27">
            <text:p>38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18">
            <text:p>28/05/2022</text:p>
          </table:table-cell>
          <table:table-cell office:value-type="float" office:value="22" table:style-name="ce27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18">
            <text:p>29/05/2022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18">
            <text:p>30/05/2022</text:p>
          </table:table-cell>
          <table:table-cell office:value-type="float" office:value="5" table:style-name="ce27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18">
            <text:p>31/05/202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18">
            <text:p>01/06/2022</text:p>
          </table:table-cell>
          <table:table-cell office:value-type="float" office:value="17" table:style-name="ce27">
            <text:p>17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18">
            <text:p>02/06/2022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18">
            <text:p>03/06/2022</text:p>
          </table:table-cell>
          <table:table-cell office:value-type="float" office:value="26" table:style-name="ce27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18">
            <text:p>04/06/2022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18">
            <text:p>05/06/2022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18">
            <text:p>06/06/202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18">
            <text:p>07/06/2022</text:p>
          </table:table-cell>
          <table:table-cell office:value-type="float" office:value="16" table:style-name="ce27">
            <text:p>16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18">
            <text:p>08/06/2022</text:p>
          </table:table-cell>
          <table:table-cell office:value-type="float" office:value="28" table:style-name="ce27">
            <text:p>28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18">
            <text:p>09/06/2022</text:p>
          </table:table-cell>
          <table:table-cell office:value-type="float" office:value="35" table:style-name="ce27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18">
            <text:p>10/06/2022</text:p>
          </table:table-cell>
          <table:table-cell office:value-type="float" office:value="25" table:style-name="ce27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18">
            <text:p>11/06/2022</text:p>
          </table:table-cell>
          <table:table-cell office:value-type="float" office:value="43" table:style-name="ce27">
            <text:p>43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18">
            <text:p>12/06/2022</text:p>
          </table:table-cell>
          <table:table-cell office:value-type="float" office:value="25" table:style-name="ce27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18">
            <text:p>13/06/2022</text:p>
          </table:table-cell>
          <table:table-cell office:value-type="float" office:value="25" table:style-name="ce27">
            <text:p>25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18">
            <text:p>14/06/2022</text:p>
          </table:table-cell>
          <table:table-cell office:value-type="float" office:value="22" table:style-name="ce27">
            <text:p>22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18">
            <text:p>15/06/2022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18">
            <text:p>16/06/2022</text:p>
          </table:table-cell>
          <table:table-cell office:value-type="float" office:value="50" table:style-name="ce27">
            <text:p>50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18">
            <text:p>17/06/2022</text:p>
          </table:table-cell>
          <table:table-cell office:value-type="float" office:value="49" table:style-name="ce27">
            <text:p>49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18">
            <text:p>18/06/2022</text:p>
          </table:table-cell>
          <table:table-cell office:value-type="float" office:value="70" table:style-name="ce27">
            <text:p>70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18">
            <text:p>19/06/2022</text:p>
          </table:table-cell>
          <table:table-cell office:value-type="float" office:value="35" table:style-name="ce27">
            <text:p>35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18">
            <text:p>20/06/2022</text:p>
          </table:table-cell>
          <table:table-cell office:value-type="float" office:value="18" table:style-name="ce27">
            <text:p>18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18">
            <text:p>21/06/2022</text:p>
          </table:table-cell>
          <table:table-cell office:value-type="float" office:value="31" table:style-name="ce27">
            <text:p>31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18">
            <text:p>22/06/2022</text:p>
          </table:table-cell>
          <table:table-cell office:value-type="float" office:value="56" table:style-name="ce27">
            <text:p>56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18">
            <text:p>23/06/2022</text:p>
          </table:table-cell>
          <table:table-cell office:value-type="float" office:value="63" table:style-name="ce27">
            <text:p>63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18">
            <text:p>24/06/2022</text:p>
          </table:table-cell>
          <table:table-cell office:value-type="float" office:value="46" table:style-name="ce27">
            <text:p>46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18">
            <text:p>25/06/2022</text:p>
          </table:table-cell>
          <table:table-cell office:value-type="float" office:value="27" table:style-name="ce27">
            <text:p>27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18">
            <text:p>26/06/2022</text:p>
          </table:table-cell>
          <table:table-cell office:value-type="float" office:value="30" table:style-name="ce27">
            <text:p>30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18">
            <text:p>27/06/2022</text:p>
          </table:table-cell>
          <table:table-cell office:value-type="float" office:value="72" table:style-name="ce27">
            <text:p>72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18">
            <text:p>28/06/2022</text:p>
          </table:table-cell>
          <table:table-cell office:value-type="float" office:value="26" table:style-name="ce27">
            <text:p>26</text:p>
          </table:table-cell>
          <table:table-cell table:number-columns-repeated="16382"/>
        </table:table-row>
        <table:table-row table:style-name="ro4">
          <table:table-cell office:value-type="date" office:date-value="2022-06-29T00:00:00" table:style-name="ce18">
            <text:p>29/06/2022</text:p>
          </table:table-cell>
          <table:table-cell office:value-type="float" office:value="62" table:style-name="ce27">
            <text:p>62</text:p>
          </table:table-cell>
          <table:table-cell table:number-columns-repeated="16382"/>
        </table:table-row>
        <table:table-row table:style-name="ro4">
          <table:table-cell office:value-type="date" office:date-value="2022-06-30T00:00:00" table:style-name="ce18">
            <text:p>30/06/2022</text:p>
          </table:table-cell>
          <table:table-cell office:value-type="float" office:value="29" table:style-name="ce27">
            <text:p>29</text:p>
          </table:table-cell>
          <table:table-cell table:number-columns-repeated="16382"/>
        </table:table-row>
        <table:table-row table:style-name="ro4">
          <table:table-cell office:value-type="date" office:date-value="2022-07-01T00:00:00" table:style-name="ce18">
            <text:p>01/07/2022</text:p>
          </table:table-cell>
          <table:table-cell office:value-type="float" office:value="57" table:style-name="ce27">
            <text:p>57</text:p>
          </table:table-cell>
          <table:table-cell table:number-columns-repeated="16382"/>
        </table:table-row>
        <table:table-row table:style-name="ro4">
          <table:table-cell office:value-type="date" office:date-value="2022-07-02T00:00:00" table:style-name="ce18">
            <text:p>02/07/2022</text:p>
          </table:table-cell>
          <table:table-cell office:value-type="float" office:value="127" table:style-name="ce27">
            <text:p>127</text:p>
          </table:table-cell>
          <table:table-cell table:number-columns-repeated="16382"/>
        </table:table-row>
        <table:table-row table:style-name="ro4">
          <table:table-cell office:value-type="date" office:date-value="2022-07-03T00:00:00" table:style-name="ce18">
            <text:p>03/07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7-04T00:00:00" table:style-name="ce18">
            <text:p>04/07/2022</text:p>
          </table:table-cell>
          <table:table-cell office:value-type="float" office:value="32" table:style-name="ce27">
            <text:p>32</text:p>
          </table:table-cell>
          <table:table-cell table:number-columns-repeated="16382"/>
        </table:table-row>
        <table:table-row table:style-name="ro4">
          <table:table-cell office:value-type="date" office:date-value="2022-07-05T00:00:00" table:style-name="ce18">
            <text:p>05/07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number-rows-repeated="1048512" table:style-name="ro4">
          <table:table-cell table:number-columns-repeated="16384"/>
        </table:table-row>
      </table:table>
      <table:table table:name="Fig3" table:style-name="ta2">
        <table:table-column table:style-name="co14" table:default-cell-style-name="ce1"/>
        <table:table-column table:style-name="co15" table:default-cell-style-name="ce1"/>
        <table:table-column table:style-name="co13" table:default-cell-style-name="ce25"/>
        <table:table-column table:style-name="co7" table:number-columns-repeated="16381" table:default-cell-style-name="ce1"/>
        <table:table-row table:style-name="ro1">
          <table:table-cell office:value-type="string" table:style-name="ce28">
            <text:p>Figure 3. Age and sex distribution of confirmed Monkeypox cases by laboratory result date in England as of 6 July 2022<text:s text:c="2"/></text:p>
          </table:table-cell>
          <table:table-cell table:style-name="ce1"/>
          <table:table-cell table:style-name="ce25"/>
          <table:table-cell table:number-columns-repeated="16381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1"/>
          <table:table-cell table:style-name="ce25"/>
          <table:table-cell table:number-columns-repeated="16381"/>
        </table:table-row>
        <table:table-row table:style-name="ro7">
          <table:table-cell office:value-type="string" table:style-name="ce29">
            <text:p>Sex</text:p>
          </table:table-cell>
          <table:table-cell office:value-type="string" table:style-name="ce29">
            <text:p>Age group</text:p>
          </table:table-cell>
          <table:table-cell office:value-type="string" table:style-name="ce26">
            <text:p>Number of cases</text:p>
          </table:table-cell>
          <table:table-cell table:number-columns-repeated="16381" table:style-name="ce17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0-15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16-24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25-34</text:p>
          </table:table-cell>
          <table:table-cell office:value-type="float" office:value="2" table:style-name="ce27">
            <text:p>2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35-44</text:p>
          </table:table-cell>
          <table:table-cell office:value-type="float" office:value="2" table:style-name="ce27">
            <text:p>2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45-54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55-64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65-74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F</text:p>
          </table:table-cell>
          <table:table-cell office:value-type="string" table:style-name="ce30">
            <text:p>75+</text:p>
          </table:table-cell>
          <table:table-cell office:value-type="float" office:value="0" table:style-name="ce27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0-15</text:p>
          </table:table-cell>
          <table:table-cell office:value-type="float" office:value="1" table:style-name="ce27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16-24</text:p>
          </table:table-cell>
          <table:table-cell office:value-type="float" office:value="79" table:style-name="ce27">
            <text:p>79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25-34</text:p>
          </table:table-cell>
          <table:table-cell office:value-type="float" office:value="503" table:style-name="ce27">
            <text:p>503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35-44</text:p>
          </table:table-cell>
          <table:table-cell office:value-type="float" office:value="500" table:style-name="ce27">
            <text:p>50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45-54</text:p>
          </table:table-cell>
          <table:table-cell office:value-type="float" office:value="228" table:style-name="ce27">
            <text:p>228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55-64</text:p>
          </table:table-cell>
          <table:table-cell office:value-type="float" office:value="78" table:style-name="ce27">
            <text:p>78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65-74</text:p>
          </table:table-cell>
          <table:table-cell office:value-type="float" office:value="10" table:style-name="ce27">
            <text:p>10</text:p>
          </table:table-cell>
          <table:table-cell table:number-columns-repeated="16381"/>
        </table:table-row>
        <table:table-row table:style-name="ro4">
          <table:table-cell office:value-type="string" table:style-name="ce30">
            <text:p>M</text:p>
          </table:table-cell>
          <table:table-cell office:value-type="string" table:style-name="ce30">
            <text:p>75+</text:p>
          </table:table-cell>
          <table:table-cell office:value-type="float" office:value="1" table:style-name="ce27">
            <text:p>1</text:p>
          </table:table-cell>
          <table:table-cell table:number-columns-repeated="16381"/>
        </table:table-row>
        <table:table-row table:number-rows-repeated="1048557" table:style-name="ro4">
          <table:table-cell table:number-columns-repeated="16384"/>
        </table:table-row>
      </table:table>
      <table:table table:name="Fig4" table:style-name="ta1">
        <table:table-column table:style-name="co16" table:default-cell-style-name="ce1"/>
        <table:table-column table:style-name="co13" table:default-cell-style-name="ce25"/>
        <table:table-column table:style-name="co7" table:number-columns-repeated="16382" table:default-cell-style-name="ce1"/>
        <table:table-row table:style-name="ro1">
          <table:table-cell office:value-type="string" table:style-name="ce24">
            <text:p>Figure 4. Cases with reported foreign travel within the 21 days prior to symptom onset as of 5 July<text:s/></text:p>
          </table:table-cell>
          <table:table-cell table:style-name="ce25"/>
          <table:table-cell table:number-columns-repeated="16382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25"/>
          <table:table-cell table:number-columns-repeated="16382"/>
        </table:table-row>
        <table:table-row table:style-name="ro8">
          <table:table-cell office:value-type="string" table:style-name="ce29">
            <text:p>Date</text:p>
          </table:table-cell>
          <table:table-cell office:value-type="string" table:style-name="ce26">
            <text:p>Number of cases</text:p>
          </table:table-cell>
          <table:table-cell table:number-columns-repeated="16382" table:style-name="ce17"/>
        </table:table-row>
        <table:table-row table:style-name="ro4">
          <table:table-cell office:value-type="date" office:date-value="2022-04-23T00:00:00" table:style-name="ce31">
            <text:p>23/04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4T00:00:00" table:style-name="ce31">
            <text:p>24/04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4-25T00:00:00" table:style-name="ce31">
            <text:p>25/04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6T00:00:00" table:style-name="ce31">
            <text:p>26/04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7T00:00:00" table:style-name="ce31">
            <text:p>27/04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8T00:00:00" table:style-name="ce31">
            <text:p>28/04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4-29T00:00:00" table:style-name="ce31">
            <text:p>29/04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4-30T00:00:00" table:style-name="ce31">
            <text:p>30/04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1T00:00:00" table:style-name="ce31">
            <text:p>01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2T00:00:00" table:style-name="ce31">
            <text:p>02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3T00:00:00" table:style-name="ce31">
            <text:p>03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4T00:00:00" table:style-name="ce31">
            <text:p>04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5T00:00:00" table:style-name="ce31">
            <text:p>05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6T00:00:00" table:style-name="ce31">
            <text:p>06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7T00:00:00" table:style-name="ce31">
            <text:p>07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08T00:00:00" table:style-name="ce31">
            <text:p>08/05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5-09T00:00:00" table:style-name="ce31">
            <text:p>09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0T00:00:00" table:style-name="ce31">
            <text:p>10/05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1T00:00:00" table:style-name="ce31">
            <text:p>11/05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12T00:00:00" table:style-name="ce31">
            <text:p>12/05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13T00:00:00" table:style-name="ce31">
            <text:p>13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4T00:00:00" table:style-name="ce31">
            <text:p>14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5T00:00:00" table:style-name="ce31">
            <text:p>15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16T00:00:00" table:style-name="ce31">
            <text:p>16/05/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17T00:00:00" table:style-name="ce31">
            <text:p>17/05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8T00:00:00" table:style-name="ce31">
            <text:p>18/05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19T00:00:00" table:style-name="ce31">
            <text:p>19/05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0T00:00:00" table:style-name="ce31">
            <text:p>20/05/2022</text:p>
          </table:table-cell>
          <table:table-cell office:value-type="float" office:value="5" table:style-name="ce27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5-21T00:00:00" table:style-name="ce31">
            <text:p>21/05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2T00:00:00" table:style-name="ce31">
            <text:p>22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3T00:00:00" table:style-name="ce31">
            <text:p>23/05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5-24T00:00:00" table:style-name="ce31">
            <text:p>24/05/2022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4">
          <table:table-cell office:value-type="date" office:date-value="2022-05-25T00:00:00" table:style-name="ce31">
            <text:p>25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26T00:00:00" table:style-name="ce31">
            <text:p>26/05/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5-27T00:00:00" table:style-name="ce31">
            <text:p>27/05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5-28T00:00:00" table:style-name="ce31">
            <text:p>28/05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5-29T00:00:00" table:style-name="ce31">
            <text:p>29/05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5-30T00:00:00" table:style-name="ce31">
            <text:p>30/05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5-31T00:00:00" table:style-name="ce31">
            <text:p>31/05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1T00:00:00" table:style-name="ce31">
            <text:p>01/06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2T00:00:00" table:style-name="ce31">
            <text:p>02/06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03T00:00:00" table:style-name="ce31">
            <text:p>03/06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04T00:00:00" table:style-name="ce31">
            <text:p>04/06/2022</text:p>
          </table:table-cell>
          <table:table-cell office:value-type="float" office:value="5" table:style-name="ce27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05T00:00:00" table:style-name="ce31">
            <text:p>05/06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6T00:00:00" table:style-name="ce31">
            <text:p>06/06/202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07T00:00:00" table:style-name="ce31">
            <text:p>07/06/2022</text:p>
          </table:table-cell>
          <table:table-cell office:value-type="float" office:value="9" table:style-name="ce27">
            <text:p>9</text:p>
          </table:table-cell>
          <table:table-cell table:number-columns-repeated="16382"/>
        </table:table-row>
        <table:table-row table:style-name="ro4">
          <table:table-cell office:value-type="date" office:date-value="2022-06-08T00:00:00" table:style-name="ce31">
            <text:p>08/06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09T00:00:00" table:style-name="ce31">
            <text:p>09/06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0T00:00:00" table:style-name="ce31">
            <text:p>10/06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1T00:00:00" table:style-name="ce31">
            <text:p>11/06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2T00:00:00" table:style-name="ce31">
            <text:p>12/06/2022</text:p>
          </table:table-cell>
          <table:table-cell office:value-type="float" office:value="6" table:style-name="ce27">
            <text:p>6</text:p>
          </table:table-cell>
          <table:table-cell table:number-columns-repeated="16382"/>
        </table:table-row>
        <table:table-row table:style-name="ro4">
          <table:table-cell office:value-type="date" office:date-value="2022-06-13T00:00:00" table:style-name="ce31">
            <text:p>13/06/202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4">
          <table:table-cell office:value-type="date" office:date-value="2022-06-14T00:00:00" table:style-name="ce31">
            <text:p>14/06/2022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4">
          <table:table-cell office:value-type="date" office:date-value="2022-06-15T00:00:00" table:style-name="ce31">
            <text:p>15/06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6T00:00:00" table:style-name="ce31">
            <text:p>16/06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17T00:00:00" table:style-name="ce31">
            <text:p>17/06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18T00:00:00" table:style-name="ce31">
            <text:p>18/06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19T00:00:00" table:style-name="ce31">
            <text:p>19/06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0T00:00:00" table:style-name="ce31">
            <text:p>20/06/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4">
          <table:table-cell office:value-type="date" office:date-value="2022-06-21T00:00:00" table:style-name="ce31">
            <text:p>21/06/2022</text:p>
          </table:table-cell>
          <table:table-cell office:value-type="float" office:value="4" table:style-name="ce27">
            <text:p>4</text:p>
          </table:table-cell>
          <table:table-cell table:number-columns-repeated="16382"/>
        </table:table-row>
        <table:table-row table:style-name="ro4">
          <table:table-cell office:value-type="date" office:date-value="2022-06-22T00:00:00" table:style-name="ce31">
            <text:p>22/06/2022</text:p>
          </table:table-cell>
          <table:table-cell office:value-type="float" office:value="5" table:style-name="ce27">
            <text:p>5</text:p>
          </table:table-cell>
          <table:table-cell table:number-columns-repeated="16382"/>
        </table:table-row>
        <table:table-row table:style-name="ro4">
          <table:table-cell office:value-type="date" office:date-value="2022-06-23T00:00:00" table:style-name="ce31">
            <text:p>23/06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24T00:00:00" table:style-name="ce31">
            <text:p>24/06/2022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4">
          <table:table-cell office:value-type="date" office:date-value="2022-06-25T00:00:00" table:style-name="ce31">
            <text:p>25/06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date" office:date-value="2022-06-26T00:00:00" table:style-name="ce31">
            <text:p>26/06/2022</text:p>
          </table:table-cell>
          <table:table-cell office:value-type="float" office:value="0" table:style-name="ce27">
            <text:p>0</text:p>
          </table:table-cell>
          <table:table-cell table:number-columns-repeated="16382"/>
        </table:table-row>
        <table:table-row table:style-name="ro4">
          <table:table-cell office:value-type="date" office:date-value="2022-06-27T00:00:00" table:style-name="ce31">
            <text:p>27/06/2022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4">
          <table:table-cell office:value-type="date" office:date-value="2022-06-28T00:00:00" table:style-name="ce31">
            <text:p>28/06/2022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30">
            <text:p>NA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number-rows-repeated="1048505" table:style-name="ro4">
          <table:table-cell table:number-columns-repeated="16384"/>
        </table:table-row>
      </table:table>
      <table:table table:name="Fig5" table:style-name="ta2">
        <table:table-column table:style-name="co7" table:number-columns-repeated="16384" table:default-cell-style-name="ce1"/>
        <table:table-row table:style-name="ro1">
          <table:table-cell office:value-type="string" table:style-name="ce24">
            <text:p>Figure 5. Trends of selected epidemiological metrics in confirmed monkeypox cases by week of symptom onset in England, epidemiological weeks 18 to 25 (1 May 2022 to 25 June 2022)</text:p>
          </table:table-cell>
          <table:table-cell table:number-columns-repeated="16383"/>
        </table:table-row>
        <table:table-row table:style-name="ro4">
          <table:table-cell office:value-type="string" table:style-name="ce14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Fig6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22"/>
        <table:table-column table:style-name="co20" table:default-cell-style-name="ce25"/>
        <table:table-column table:style-name="co7" table:default-cell-style-name="ce25"/>
        <table:table-column table:style-name="co7" table:number-columns-repeated="16379" table:default-cell-style-name="ce1"/>
        <table:table-row table:style-name="ro1">
          <table:table-cell office:value-type="string" table:style-name="ce24">
            <text:p>Figure 6. Timeline of self-reported attendance at London venues among confirmed cases during their incubation and/or infectious period<text:s text:c="2"/></text:p>
          </table:table-cell>
          <table:table-cell table:style-name="ce1"/>
          <table:table-cell table:style-name="ce22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1"/>
          <table:table-cell table:style-name="ce22"/>
          <table:table-cell table:number-columns-repeated="2" table:style-name="ce25"/>
          <table:table-cell table:number-columns-repeated="16379"/>
        </table:table-row>
        <table:table-row table:style-name="ro9">
          <table:table-cell office:value-type="string" table:style-name="ce17">
            <text:p>anon_name</text:p>
          </table:table-cell>
          <table:table-cell office:value-type="string" table:style-name="ce17">
            <text:p>event_type</text:p>
          </table:table-cell>
          <table:table-cell office:value-type="string" table:style-name="ce32">
            <text:p>eventdate</text:p>
          </table:table-cell>
          <table:table-cell office:value-type="string" table:style-name="ce33">
            <text:p>inf_yes</text:p>
          </table:table-cell>
          <table:table-cell office:value-type="string" table:style-name="ce33">
            <text:p>n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Bar LQJD</text:p>
          </table:table-cell>
          <table:table-cell office:value-type="string" table:style-name="ce1">
            <text:p>Bar</text:p>
          </table:table-cell>
          <table:table-cell office:value-type="date" office:date-value="2022-05-19T00:00:00" table:style-name="ce20">
            <text:p>19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DPBQ</text:p>
          </table:table-cell>
          <table:table-cell office:value-type="string" table:style-name="ce1">
            <text:p>Nightclub</text:p>
          </table:table-cell>
          <table:table-cell office:value-type="date" office:date-value="2022-04-30T00:00:00" table:style-name="ce20">
            <text:p>30/04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Bar ETUK</text:p>
          </table:table-cell>
          <table:table-cell office:value-type="string" table:style-name="ce1">
            <text:p>Bar</text:p>
          </table:table-cell>
          <table:table-cell office:value-type="date" office:date-value="2022-05-06T00:00:00" table:style-name="ce20">
            <text:p>06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TZDB</text:p>
          </table:table-cell>
          <table:table-cell office:value-type="string" table:style-name="ce1">
            <text:p>Nightclub</text:p>
          </table:table-cell>
          <table:table-cell office:value-type="date" office:date-value="2022-06-04T00:00:00" table:style-name="ce20">
            <text:p>04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GIEP</text:p>
          </table:table-cell>
          <table:table-cell office:value-type="string" table:style-name="ce1">
            <text:p>Nightclub</text:p>
          </table:table-cell>
          <table:table-cell office:value-type="date" office:date-value="2022-05-01T00:00:00" table:style-name="ce20">
            <text:p>01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GIEP</text:p>
          </table:table-cell>
          <table:table-cell office:value-type="string" table:style-name="ce1">
            <text:p>Nightclub</text:p>
          </table:table-cell>
          <table:table-cell office:value-type="date" office:date-value="2022-05-13T00:00:00" table:style-name="ce20">
            <text:p>13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JUZR</text:p>
          </table:table-cell>
          <table:table-cell office:value-type="string" table:style-name="ce1">
            <text:p>Sex-on-premise venue</text:p>
          </table:table-cell>
          <table:table-cell office:value-type="date" office:date-value="2022-04-30T00:00:00" table:style-name="ce20">
            <text:p>30/04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JUZR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1T00:00:00" table:style-name="ce20">
            <text:p>21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PMWE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1T00:00:00" table:style-name="ce20">
            <text:p>01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OFSJ</text:p>
          </table:table-cell>
          <table:table-cell office:value-type="string" table:style-name="ce1">
            <text:p>Festival</text:p>
          </table:table-cell>
          <table:table-cell office:value-type="date" office:date-value="2022-06-03T00:00:00" table:style-name="ce20">
            <text:p>03/06/2022</text:p>
          </table:table-cell>
          <table:table-cell office:value-type="float" office:value="8" table:style-name="ce25">
            <text:p>8</text:p>
          </table:table-cell>
          <table:table-cell office:value-type="float" office:value="2" table:style-name="ce2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OFSJ</text:p>
          </table:table-cell>
          <table:table-cell office:value-type="string" table:style-name="ce1">
            <text:p>Festival</text:p>
          </table:table-cell>
          <table:table-cell office:value-type="date" office:date-value="2022-06-04T00:00:00" table:style-name="ce20">
            <text:p>04/06/2022</text:p>
          </table:table-cell>
          <table:table-cell office:value-type="float" office:value="16" table:style-name="ce25">
            <text:p>16</text:p>
          </table:table-cell>
          <table:table-cell office:value-type="float" office:value="3" table:style-name="ce25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CVQD</text:p>
          </table:table-cell>
          <table:table-cell office:value-type="string" table:style-name="ce1">
            <text:p>Nightclub</text:p>
          </table:table-cell>
          <table:table-cell office:value-type="date" office:date-value="2022-05-27T00:00:00" table:style-name="ce20">
            <text:p>27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auna CKOL</text:p>
          </table:table-cell>
          <table:table-cell office:value-type="string" table:style-name="ce1">
            <text:p>Sauna</text:p>
          </table:table-cell>
          <table:table-cell office:value-type="date" office:date-value="2022-05-21T00:00:00" table:style-name="ce20">
            <text:p>21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auna CKOL</text:p>
          </table:table-cell>
          <table:table-cell office:value-type="string" table:style-name="ce1">
            <text:p>Sauna</text:p>
          </table:table-cell>
          <table:table-cell office:value-type="date" office:date-value="2022-06-02T00:00:00" table:style-name="ce20">
            <text:p>02/06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auna CKOL</text:p>
          </table:table-cell>
          <table:table-cell office:value-type="string" table:style-name="ce1">
            <text:p>Sauna</text:p>
          </table:table-cell>
          <table:table-cell office:value-type="date" office:date-value="2022-06-03T00:00:00" table:style-name="ce20">
            <text:p>03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auna CKOL</text:p>
          </table:table-cell>
          <table:table-cell office:value-type="string" table:style-name="ce1">
            <text:p>Sauna</text:p>
          </table:table-cell>
          <table:table-cell office:value-type="date" office:date-value="2022-06-05T00:00:00" table:style-name="ce20">
            <text:p>05/06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Nightclub LGAI</text:p>
          </table:table-cell>
          <table:table-cell office:value-type="string" table:style-name="ce1">
            <text:p>Nightclub</text:p>
          </table:table-cell>
          <table:table-cell office:value-type="date" office:date-value="2022-05-18T00:00:00" table:style-name="ce20">
            <text:p>18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PHVP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8T00:00:00" table:style-name="ce20">
            <text:p>08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PHVP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5T00:00:00" table:style-name="ce20">
            <text:p>15/05/2022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PHVP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2T00:00:00" table:style-name="ce20">
            <text:p>22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PHVP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9T00:00:00" table:style-name="ce20">
            <text:p>29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TIMK</text:p>
          </table:table-cell>
          <table:table-cell office:value-type="string" table:style-name="ce1">
            <text:p>Sex-on-premise venue</text:p>
          </table:table-cell>
          <table:table-cell office:value-type="date" office:date-value="2022-05-05T00:00:00" table:style-name="ce20">
            <text:p>05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TIMK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2T00:00:00" table:style-name="ce20">
            <text:p>12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TIMK</text:p>
          </table:table-cell>
          <table:table-cell office:value-type="string" table:style-name="ce1">
            <text:p>Sex-on-premise venue</text:p>
          </table:table-cell>
          <table:table-cell office:value-type="date" office:date-value="2022-05-19T00:00:00" table:style-name="ce20">
            <text:p>19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Sex-on-premise venue TIMK</text:p>
          </table:table-cell>
          <table:table-cell office:value-type="string" table:style-name="ce1">
            <text:p>Sex-on-premise venue</text:p>
          </table:table-cell>
          <table:table-cell office:value-type="date" office:date-value="2022-05-26T00:00:00" table:style-name="ce20">
            <text:p>26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number-rows-repeated="1048548" table:style-name="ro4">
          <table:table-cell table:number-columns-repeated="16384"/>
        </table:table-row>
      </table:table>
      <table:table table:name="Fig7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22"/>
        <table:table-column table:style-name="co7" table:number-columns-repeated="2" table:default-cell-style-name="ce25"/>
        <table:table-column table:style-name="co7" table:number-columns-repeated="16379" table:default-cell-style-name="ce1"/>
        <table:table-row table:style-name="ro1">
          <table:table-cell office:value-type="string" table:style-name="ce24">
            <text:p>Figure 7. Timeline of self-reported attendance at venues or events outside the United Kingdom, among confirmed cases during their incubation and/or infectious period<text:s text:c="2"/></text:p>
          </table:table-cell>
          <table:table-cell table:style-name="ce1"/>
          <table:table-cell table:style-name="ce22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14">
            <text:p>This worksheet contains one table.</text:p>
          </table:table-cell>
          <table:table-cell table:style-name="ce1"/>
          <table:table-cell table:style-name="ce22"/>
          <table:table-cell table:number-columns-repeated="2" table:style-name="ce25"/>
          <table:table-cell table:number-columns-repeated="16379"/>
        </table:table-row>
        <table:table-row table:style-name="ro10">
          <table:table-cell office:value-type="string" table:style-name="ce17">
            <text:p>anon_name</text:p>
          </table:table-cell>
          <table:table-cell office:value-type="string" table:style-name="ce17">
            <text:p>event_type</text:p>
          </table:table-cell>
          <table:table-cell office:value-type="string" table:style-name="ce32">
            <text:p>eventdate</text:p>
          </table:table-cell>
          <table:table-cell office:value-type="string" table:style-name="ce33">
            <text:p>inf_yes</text:p>
          </table:table-cell>
          <table:table-cell office:value-type="string" table:style-name="ce33">
            <text:p>n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1">
            <text:p>Festival PQXG, Belgium</text:p>
          </table:table-cell>
          <table:table-cell office:value-type="string" table:style-name="ce1">
            <text:p>Festival</text:p>
          </table:table-cell>
          <table:table-cell office:value-type="date" office:date-value="2022-05-09T00:00:00" table:style-name="ce20">
            <text:p>09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05T00:00:00" table:style-name="ce20">
            <text:p>05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06T00:00:00" table:style-name="ce20">
            <text:p>06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07T00:00:00" table:style-name="ce20">
            <text:p>07/05/202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08T00:00:00" table:style-name="ce20">
            <text:p>08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09T00:00:00" table:style-name="ce20">
            <text:p>09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0T00:00:00" table:style-name="ce20">
            <text:p>10/05/2022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1T00:00:00" table:style-name="ce20">
            <text:p>11/05/2022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2T00:00:00" table:style-name="ce20">
            <text:p>12/05/2022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3T00:00:00" table:style-name="ce20">
            <text:p>13/05/2022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4T00:00:00" table:style-name="ce20">
            <text:p>14/05/2022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5T00:00:00" table:style-name="ce20">
            <text:p>15/05/2022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6T00:00:00" table:style-name="ce20">
            <text:p>16/05/2022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7T00:00:00" table:style-name="ce20">
            <text:p>17/05/202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8T00:00:00" table:style-name="ce20">
            <text:p>18/05/2022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19T00:00:00" table:style-name="ce20">
            <text:p>19/05/202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20T00:00:00" table:style-name="ce20">
            <text:p>20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21T00:00:00" table:style-name="ce20">
            <text:p>21/05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HQRW, Gran Canaria, Spain</text:p>
          </table:table-cell>
          <table:table-cell office:value-type="string" table:style-name="ce1">
            <text:p>Festival</text:p>
          </table:table-cell>
          <table:table-cell office:value-type="date" office:date-value="2022-05-22T00:00:00" table:style-name="ce20">
            <text:p>22/05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08T00:00:00" table:style-name="ce20">
            <text:p>08/06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09T00:00:00" table:style-name="ce20">
            <text:p>09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10T00:00:00" table:style-name="ce20">
            <text:p>10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11T00:00:00" table:style-name="ce20">
            <text:p>11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12T00:00:00" table:style-name="ce20">
            <text:p>12/06/202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LUZK, Israel</text:p>
          </table:table-cell>
          <table:table-cell office:value-type="string" table:style-name="ce1">
            <text:p>Festival</text:p>
          </table:table-cell>
          <table:table-cell office:value-type="date" office:date-value="2022-06-13T00:00:00" table:style-name="ce20">
            <text:p>13/06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Festival JLFT, Spain</text:p>
          </table:table-cell>
          <table:table-cell office:value-type="string" table:style-name="ce1">
            <text:p>Festival</text:p>
          </table:table-cell>
          <table:table-cell office:value-type="date" office:date-value="2022-06-04T00:00:00" table:style-name="ce20">
            <text:p>04/06/202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table:number-columns-repeated="16379"/>
        </table:table-row>
        <table:table-row table:number-rows-repeated="1048547" table:style-name="ro4">
          <table:table-cell table:number-columns-repeated="16384"/>
        </table:table-row>
      </table:table>
      <table:table table:name="Fig8" table:style-name="ta2">
        <table:table-column table:style-name="co7" table:number-columns-repeated="16384" table:default-cell-style-name="ce1"/>
        <table:table-row table:style-name="ro1">
          <table:table-cell office:value-type="string" table:style-name="ce24">
            <text:p>Figure 8. Estimates of nowcast growth rate of monkeypox cases in England (A) and incidence (B)</text:p>
          </table:table-cell>
          <table:table-cell table:number-columns-repeated="16383"/>
        </table:table-row>
        <table:table-row table:style-name="ro4">
          <table:table-cell office:value-type="string" table:style-name="ce14">
            <text:p>Supplementary data is not available for this figure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named-expressions>
        <table:named-expression table:name="_Hlk83750415" table:expression="of:=[Info.#REF!]" table:base-cell-address="Info.$A$1"/>
        <table:named-expression table:name="_msoanchor_2" table:expression="of:=[Info.#REF!]" table:base-cell-address="Info.$A$1"/>
        <table:named-expression table:name="Fig_cumulative_variants" table:expression="of:=[.#REF!]" table:base-cell-address="Info.$A$1"/>
      </table:named-expressions>
      <table:database-ranges>
        <table:database-range table:target-range-address="Fig1.A3:Fig1.B595" table:name="Figure_1_Epicurve_of_confirmed_monkeypox_cases_in_England"/>
        <table:database-range table:target-range-address="Fig2.A3:Fig2.B64" table:name="Figure_2_Incidence_of_confirmed_cases_by_laboratory"/>
        <table:database-range table:target-range-address="Fig3.A3:Fig3.C19" table:name="Figure_3_Age_sex_distribution_of_monkeypox_cases"/>
        <table:database-range table:target-range-address="Fig4.A3:Fig4.B71" table:name="Figure_4_cases_with_reported_foreign_travel_within_21_days_prior_to_symptoms"/>
        <table:database-range table:target-range-address="Fig6.A3:Fig6.E28" table:name="Figure_6_timeline_of_self_reported_attendance_at_london_venues"/>
        <table:database-range table:target-range-address="Fig7.A3:Fig7.E29" table:name="Figure_7_timeline_of_self_reported_attendance_at_venues_outside_UK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Monkeypox outbreak technical briefing 3: underlying data</dc:title>
    <dc:description/>
    <dc:subject/>
    <meta:keyword>monkeypox; monkeypox data</meta:keyword>
    <meta:initial-creator>UKHSA</meta:initial-creator>
    <dc:creator>Simon Port</dc:creator>
    <meta:creation-date>2021-01-13T17:20:06Z</meta:creation-date>
    <dc:date>2022-07-28T11:07:14Z</dc:date>
    <meta:user-defined meta:name="ContentTypeId">0x010100D08EBCFD23736245BA58B4EC80B40B7D</meta:user-defined>
  </office:meta>
</office:document-meta>
</file>